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3pt" fo:font-weight="normal" officeooo:rsid="000dbbdd" officeooo:paragraph-rsid="00305152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style="normal" fo:font-weight="normal" officeooo:rsid="000f1ce8" officeooo:paragraph-rsid="000f1ce8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font-size="13pt" fo:font-style="normal" fo:font-weight="normal" officeooo:rsid="0018f31e" officeooo:paragraph-rsid="0018f31e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fo:font-weight="normal" officeooo:rsid="0018f31e" officeooo:paragraph-rsid="00349adb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3pt" fo:font-style="normal" fo:font-weight="normal" officeooo:rsid="001929a7" officeooo:paragraph-rsid="001929a7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fo:font-style="normal" fo:font-weight="normal" officeooo:rsid="001be76f" officeooo:paragraph-rsid="001be76f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normal" officeooo:rsid="001c8be8" officeooo:paragraph-rsid="001c8be8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fo:font-weight="normal" officeooo:rsid="002add89" officeooo:paragraph-rsid="002add89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22398a" officeooo:paragraph-rsid="0022398a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fo:font-weight="normal" officeooo:rsid="00318938" officeooo:paragraph-rsid="00318938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fo:font-weight="normal" officeooo:rsid="001f22b4" officeooo:paragraph-rsid="0039187b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3868e1" officeooo:paragraph-rsid="003868e1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8pt" fo:font-style="normal" fo:font-weight="bold" officeooo:rsid="000f1ce8" officeooo:paragraph-rsid="001763e3" style:font-size-asian="15.75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fo:font-size="18pt" fo:font-style="italic" fo:font-weight="bold" officeooo:rsid="0022398a" officeooo:paragraph-rsid="0022398a" style:font-size-asian="15.75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fo:color="#000000" fo:font-size="24pt" fo:font-style="italic" fo:font-weight="bold" officeooo:rsid="000dbbdd" officeooo:paragraph-rsid="001f22b4" style:font-size-asian="24pt" style:font-style-asian="italic" style:font-weight-asian="bold" style:font-size-complex="24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1f22b4"/>
    </style:style>
    <style:style style:name="P17" style:family="paragraph" style:parent-style-name="Standard">
      <style:paragraph-properties fo:margin-top="0cm" fo:margin-bottom="0cm" loext:contextual-spacing="false"/>
      <style:text-properties fo:font-size="18pt" fo:font-style="normal" fo:font-weight="bold" officeooo:rsid="000dbbdd" officeooo:paragraph-rsid="001f22b4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officeooo:paragraph-rsid="0039187b"/>
    </style:style>
    <style:style style:name="P19" style:family="paragraph" style:parent-style-name="Standard" style:list-style-name="L1">
      <style:text-properties fo:font-size="13pt" fo:font-style="normal" fo:font-weight="normal" officeooo:rsid="0012147e" officeooo:paragraph-rsid="0039187b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3pt" fo:font-style="normal" fo:font-weight="normal" officeooo:rsid="0013c0f1" officeooo:paragraph-rsid="0039187b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2">
      <style:text-properties fo:font-size="13pt" fo:font-style="normal" fo:font-weight="normal" officeooo:rsid="000f1ce8" officeooo:paragraph-rsid="000f1ce8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2">
      <style:text-properties fo:font-size="13pt" fo:font-style="normal" fo:font-weight="normal" officeooo:rsid="000f1ce8" officeooo:paragraph-rsid="0010af32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3">
      <style:text-properties fo:font-size="13pt" fo:font-style="normal" fo:font-weight="normal" officeooo:rsid="001be76f" officeooo:paragraph-rsid="001be76f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fo:font-size="13pt" fo:font-style="normal" fo:font-weight="normal" officeooo:rsid="001be76f" officeooo:paragraph-rsid="001be76f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3">
      <style:text-properties fo:font-size="13pt" fo:font-style="normal" fo:font-weight="normal" officeooo:rsid="001c8be8" officeooo:paragraph-rsid="001c8be8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fo:font-size="13pt" fo:font-style="normal" fo:font-weight="normal" officeooo:rsid="004006a1" officeooo:paragraph-rsid="004006a1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305152"/>
    </style:style>
    <style:style style:name="T2" style:family="text">
      <style:text-properties officeooo:rsid="0010af32"/>
    </style:style>
    <style:style style:name="T3" style:family="text">
      <style:text-properties officeooo:rsid="0012147e"/>
    </style:style>
    <style:style style:name="T4" style:family="text">
      <style:text-properties officeooo:rsid="001763e3"/>
    </style:style>
    <style:style style:name="T5" style:family="text">
      <style:text-properties officeooo:rsid="0018f31e"/>
    </style:style>
    <style:style style:name="T6" style:family="text">
      <style:text-properties fo:font-size="13pt" fo:font-style="normal" fo:font-weight="normal" officeooo:rsid="001c8be8" style:font-size-asian="11.3500003814697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3pt" fo:font-style="normal" fo:font-weight="normal" officeooo:rsid="001e8919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fo:font-weight="normal" officeooo:rsid="001f22b4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fo:font-weight="normal" officeooo:rsid="0028880e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fo:font-weight="normal" officeooo:rsid="0039187b" style:font-size-asian="11.3500003814697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italic" fo:font-weight="normal" officeooo:rsid="001e8919" style:font-size-asian="11.3500003814697pt" style:font-style-asian="italic" style:font-weight-asian="normal" style:font-size-complex="13pt" style:font-style-complex="italic" style:font-weight-complex="normal"/>
    </style:style>
    <style:style style:name="T12" style:family="text">
      <style:text-properties fo:font-size="13pt" fo:font-style="italic" fo:font-weight="normal" officeooo:rsid="0028880e" style:font-size-asian="11.3500003814697pt" style:font-style-asian="italic" style:font-weight-asian="normal" style:font-size-complex="13pt" style:font-style-complex="italic" style:font-weight-complex="normal"/>
    </style:style>
    <style:style style:name="T13" style:family="text">
      <style:text-properties officeooo:rsid="0019f7ca"/>
    </style:style>
    <style:style style:name="T14" style:family="text">
      <style:text-properties officeooo:rsid="001be76f"/>
    </style:style>
    <style:style style:name="T15" style:family="text">
      <style:text-properties officeooo:rsid="001c8be8"/>
    </style:style>
    <style:style style:name="T16" style:family="text">
      <style:text-properties fo:font-size="18pt" fo:font-style="normal" fo:font-weight="bold" officeooo:rsid="000dbbd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ize="18pt" fo:font-style="normal" fo:font-weight="bold" officeooo:rsid="001c8be8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46145" style:font-style-asian="italic" style:font-style-complex="italic"/>
    </style:style>
    <style:style style:name="T20" style:family="text">
      <style:text-properties fo:font-style="italic" officeooo:rsid="0019f7ca" style:font-style-asian="italic" style:font-style-complex="italic"/>
    </style:style>
    <style:style style:name="T21" style:family="text">
      <style:text-properties officeooo:rsid="002ac1b8"/>
    </style:style>
    <style:style style:name="T22" style:family="text">
      <style:text-properties officeooo:rsid="002bda77"/>
    </style:style>
    <style:style style:name="T23" style:family="text">
      <style:text-properties officeooo:rsid="00318938"/>
    </style:style>
    <style:style style:name="T24" style:family="text">
      <style:text-properties officeooo:rsid="00346145"/>
    </style:style>
    <style:style style:name="T25" style:family="text">
      <style:text-properties officeooo:rsid="00373940"/>
    </style:style>
    <style:style style:name="T26" style:family="text">
      <style:text-properties officeooo:rsid="00374ba7"/>
    </style:style>
    <style:style style:name="T27" style:family="text">
      <style:text-properties officeooo:rsid="003868e1"/>
    </style:style>
    <style:style style:name="T28" style:family="text">
      <style:text-properties officeooo:rsid="0039187b"/>
    </style:style>
    <style:style style:name="T29" style:family="text">
      <style:text-properties officeooo:rsid="003c2e54"/>
    </style:style>
    <style:style style:name="T30" style:family="text">
      <style:text-properties officeooo:rsid="003db9a6"/>
    </style:style>
    <style:style style:name="T31" style:family="text">
      <style:text-properties officeooo:rsid="003e81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>PROGETTO DI SISTEMI OPERATIVI</text:p>
      <text:p text:style-name="P17"/>
      <text:p text:style-name="P16"><text:span text:style-name="T16">Struttura </text:span><text:span text:style-name="T17">del progetto</text:span><text:span text:style-name="T16">:</text:span></text:p>
      <text:p text:style-name="P18"><text:span text:style-name="T6">Il progetto è stato suddiviso in 3 file: o</text:span><text:span text:style-name="T7">pt_conf.h contenente le definizioni per le variabili globali del codice come POP_SIZE, sim_time, </text:span><text:span text:style-name="T8">preferenze per la dimensione dei gruppi, ecc...</text:span><text:span text:style-name="T7">; progetto.c con il codice </text:span><text:span text:style-name="T8">eseguito dal processo ufficio studenti (padre) e dagli studenti (figli)</text:span><text:span text:style-name="T7">; ed infine il file util.c il quale raccoglie </text:span><text:span text:style-name="T8">tutte le librerie necessari per il funzionamento del codice e </text:span><text:span text:style-name="T7">la definizione di alcune funzioni che hanno lo scopo di facilitare la lettura e la comprensione generale del codice.</text:span><text:span text:style-name="T9"> </text:span></text:p>
      <text:p text:style-name="P11">In questo file è stata <text:span text:style-name="T28">inoltre</text:span> definita la stru<text:span text:style-name="T30">ttura</text:span> studente <text:span text:style-name="T24">costituita di vettori di interi, di dimensione POP_SIZE, e una matrice di dimensione POP_SIZE x 3 (numero massimo di studenti che è possibile invitare in un gruppo). C</text:span>ontenente le seguenti variabili:</text:p>
      <text:list xml:id="list1745668180" text:style-name="L1">
        <text:list-item>
          <text:p text:style-name="P19"><text:span text:style-name="T18">matricola:</text:span> determina il numero di matricola tramite il PID di ogni processo studente;</text:p>
        </text:list-item>
        <text:list-item>
          <text:p text:style-name="P19"><text:span text:style-name="T18">turno: </text:span>ottenuto dalla divisione tra pari e dispari del numero di matricola</text:p>
        </text:list-item>
        <text:list-item>
          <text:p text:style-name="P19"><text:span text:style-name="T18">voto_AdE:</text:span> voto di architetture degli elaboratori , un numero casuale compreso tra 18 e 30:</text:p>
        </text:list-item>
        <text:list-item>
          <text:p text:style-name="P19"><text:span text:style-name="T18">voto_SO:</text:span> voto finale del progetto, calcolato dal ufficio studenti alla fine della simulazione:</text:p>
        </text:list-item>
        <text:list-item>
          <text:p text:style-name="P19"><text:span text:style-name="T18">nof_elements:</text:span> numero casuale con probabilità pesata compreso tra 2 e 4; </text:p>
        </text:list-item>
        <text:list-item>
          <text:p text:style-name="P20"><text:span text:style-name="T18">ruolo: </text:span>identifica il ruolo di ogni studente all’interno di un gruppo (1: leader; 0: membro; -1: non definito);</text:p>
        </text:list-item>
        <text:list-item>
          <text:p text:style-name="P20"><text:span text:style-name="T18">inviti e rifiuti: </text:span>contator<text:span text:style-name="T24">i</text:span> del numero di inviti o rifiuti <text:span text:style-name="T24">fatti</text:span> d<text:span text:style-name="T24">a</text:span> ogni studente ;</text:p>
        </text:list-item>
        <text:list-item>
          <text:p text:style-name="P20"><text:span text:style-name="T18">nAdepti:</text:span> conta il numero di <text:span text:style-name="T24">studenti</text:span> <text:span text:style-name="T31">sotto la direzione di un leader di un gruppo</text:span>;</text:p>
        </text:list-item>
        <text:list-item>
          <text:p text:style-name="P20"><text:span text:style-name="T19">A</text:span><text:span text:style-name="T18">depti:</text:span> <text:span text:style-name="T24">matrice che </text:span>identifica gli studenti sotto la direzione del leader di un gruppo.</text:p>
        </text:list-item>
      </text:list>
      <text:p text:style-name="P18"><text:span text:style-name="T9">E’ stata, </text:span><text:span text:style-name="T10">infine</text:span><text:span text:style-name="T9">, creata una funzione</text:span><text:span text:style-name="T12"> p</text:span><text:span text:style-name="T11">referenze </text:span><text:span text:style-name="T12">che ha lo scopo di generare il</text:span><text:span text:style-name="T7"> numero di elementi del gruppo di ogni studente </text:span><text:span text:style-name="T9">basandosi su determinate percentuali definite in opt_conf</text:span><text:span text:style-name="T7">, dai valori P2, P3, P4.</text:span></text:p>
      <text:p text:style-name="P8"/>
      <text:p text:style-name="P8">Per eseguire il progetto <text:span text:style-name="T22">basta compilare il file progetto .c (gcc progetto.c -o progetto) ed eseguire il file generato (./progetto).</text:span></text:p>
      <text:p text:style-name="P13"/>
      <text:p text:style-name="P13"/>
      <text:p text:style-name="P13"><text:span text:style-name="T3">Funzioni,</text:span> <text:span text:style-name="T4">oggetti e scelte progettuali:</text:span></text:p>
      <text:p text:style-name="P13"/>
      <text:p text:style-name="P2">Per la realizzazione del codice s<text:span text:style-name="T5">i è deciso di utilizzare</text:span>:</text:p>
      <text:list xml:id="list4113518380" text:style-name="L2">
        <text:list-item>
          <text:p text:style-name="P21">- <text:span text:style-name="T4">3</text:span> semafori: per la sincronizzazione tra processi;</text:p>
        </text:list-item>
        <text:list-item>
          <text:p text:style-name="P22">- <text:span text:style-name="T4">1</text:span> code di messaggi: usata dagli studenti per <text:span text:style-name="T2">l’invito dei colleghi al gruppo di lavoro;</text:span></text:p>
        </text:list-item>
        <text:list-item>
          <text:p text:style-name="P22">- <text:span text:style-name="T2">1 memoria condivisa: contenete la struttura studente</text:span></text:p>
        </text:list-item>
      </text:list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4">La memoria condivisa <text:span text:style-name="T25">contiene la struttura studente in cui <text:s/>è possibile accedere, tramite contatore del numero di processi, per modificare le proprie variabili. <text:s/></text:span></text:p>
      <text:p text:style-name="P5"/>
      <text:p text:style-name="P5">La ricerca e scelta dei compagni di lavoro è gestita da una coda di messaggi, in cui ogni studente che non ha ancora un ruolo <text:span text:style-name="T14">(etichettati con -1)</text:span>, dopo essersi accertato di non avere già degli inviti in sospeso, manda <text:span text:style-name="T26">agli studenti del suo stesso turno</text:span> un messaggio, contenete la <text:span text:style-name="T14">propria posizione all’interno della struttura studente</text:span>. Se uno degli studenti invitati accetta di unirsi al gruppo, <text:span text:style-name="T13">questo andrà a </text:span>modifica<text:span text:style-name="T13">re la</text:span> variabile <text:span text:style-name="T18">ruolo</text:span> <text:span text:style-name="T13">sia propria </text:span>(con 0), <text:span text:style-name="T26">sia</text:span> quella dello studente che lo ha invitato (con 1) <text:span text:style-name="T13">e le variabili </text:span><text:span text:style-name="T20">nAdepti </text:span><text:span text:style-name="T13">e </text:span><text:span text:style-name="T20">Adepti</text:span><text:span text:style-name="T13"> dello studente ora leader</text:span>; <text:span text:style-name="T13">dopo di che</text:span> provvederà a rifiutare ogni <text:s/><text:span text:style-name="T13">altro invito che gli vene mandato.</text:span></text:p>
      <text:p text:style-name="P6">Lo studente che invece diventa leader continuerà a cercare altri colleghi per raggiungere la propria preferenza di elementi del gruppo, e rifiuta ogni altro invito che gli viene mandato.</text:p>
      <text:p text:style-name="P6"/>
      <text:p text:style-name="P26">Per sincronizzare gli invii dei messaggi ed evitare la creazione di deadlock gli studenti non possono invitare altri studenti che stanno invitando a loro volta, questo è possibile grazie ad un semaforo che vale 2 durante l’invio del messaggio e che viene decrementato per attendere la risposta al messaggio e decrementato ulteriormente dopo la ricezione di una risposta.</text:p>
      <text:p text:style-name="P6"/>
      <text:p text:style-name="P6">La scelta <text:span text:style-name="T21">di uno studente di accettare o rifiutare</text:span> un invito avviene confrontando i valori delle variabili dello studente che <text:span text:style-name="T21">manda l’invito</text:span>, e accetta se una o più delle seguenti condizioni sono verificate:</text:p>
      <text:list xml:id="list2826130248" text:style-name="L3">
        <text:list-item>
          <text:p text:style-name="P23">voto <text:span text:style-name="T15">di architetture </text:span>dello studente invitato <text:span text:style-name="T31">minore o uguale al voto di architetture dello studente che invia richiesta</text:span></text:p>
        </text:list-item>
        <text:list-item>
          <text:p text:style-name="P25">studente che invita <text:span text:style-name="T26">ha una </text:span>preferenza di elementi del gruppo <text:span text:style-name="T26">uguale o maggiore dello studente invitato;</text:span></text:p>
        </text:list-item>
        <text:list-item>
          <text:p text:style-name="P25">lo studente invitato ha raggiunto il numero massimo di rifiuti</text:p>
        </text:list-item>
        <text:list-item>
          <text:p text:style-name="P25">lo studente che invita è un leader e lo studente invitato non ha ancora un ruolo. <text:s/></text:p>
        </text:list-item>
      </text:list>
      <text:p text:style-name="P7"><text:span text:style-name="T26">I</text:span>n caso contrario rifiuta l’invito e incrementa il proprio contatore di rifiuti.</text:p>
      <text:p text:style-name="P7"/>
      <text:p text:style-name="P12">La simulazione ha fine quando un segnale allarm, lanciato dal processo padre, <text:span text:style-name="T31">viene</text:span> inte<text:span text:style-name="T31">r</text:span>cettato; <text:span text:style-name="T31">questo</text:span> va a modificare la variabile <text:span text:style-name="T18">esc </text:span>che non permette ulteriori modifiche alle variabili all’interno della memoria condivisa.</text:p>
      <text:p text:style-name="P7"/>
      <text:p text:style-name="P14"/>
      <text:p text:style-name="P14">Voto finale e Conclusioni:</text:p>
      <text:p text:style-name="P9">Il voto finale del progetto <text:span text:style-name="T23">si è deciso di farlo scrivere nella memoria condivisa direttamente dal processo ufficio studenti</text:span> nella <text:span text:style-name="T23">variabile voto_SO</text:span> relativa ad ogni student<text:span text:style-name="T23">e, così che gli studenti non debbano far altro che andare a leggere il valore per poi stamparlo.</text:span></text:p>
      <text:p text:style-name="P10"/>
      <text:p text:style-name="P10">Queste decisioni portano ad avere un numero di studenti che, alla fin<text:span text:style-name="T27">e</text:span> del progetto, non trovano un gruppo mediamente in torno al 1-5% degli studenti totali, portando la media dei voti di sistemi operativi ad essere uguale o 1-2 voti superiore a quella di arch<text:span text:style-name="T29">itettur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fo:font-weight="normal" officeooo:rsid="000dbbdd" officeooo:paragraph-rsid="00305152" style:font-size-asian="13pt" style:font-weight-asian="normal" style:font-size-complex="13pt" style:font-weight-complex="normal"/>
    </style:style>
    <style:style style:name="MT1" style:family="text">
      <style:text-properties officeooo:rsid="003051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livelli Luca <text:span text:style-name="MT1">849880</text:span>, Maggio Andrea <text:span text:style-name="MT1">835573<text:tab/></text:span>A.A. 2018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4:20:47.745940292</meta:creation-date>
    <dc:date>2019-02-07T11:49:02.647707150</dc:date>
    <meta:editing-duration>PT2H41M</meta:editing-duration>
    <meta:editing-cycles>11</meta:editing-cycles>
    <meta:generator>LibreOffice/6.1.4.2$Linux_X86_64 LibreOffice_project/10$Build-2</meta:generator>
    <meta:document-statistic meta:table-count="0" meta:image-count="0" meta:object-count="0" meta:page-count="2" meta:paragraph-count="35" meta:word-count="827" meta:character-count="5113" meta:non-whitespace-character-count="4329"/>
  </office:meta>
</office:document-meta>
</file>